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3" office:value-type="string" calcext:value-type="string">
            <text:p>372,subasin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</table:table-row>
        <table:table-row table:style-name="ro1">
          <table:table-cell table:style-name="ce3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 table:number-rows-repeated="3168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11:36:15.1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9-18T17:13:26.432000000</dc:date>
    <meta:editing-cycles>225</meta:editing-cycles>
    <meta:editing-duration>P11DT14H13M22S</meta:editing-duration>
    <meta:document-statistic meta:table-count="3" meta:cell-count="1826" meta:object-count="0"/>
    <meta:user-defined meta:name="Info 1"/>
    <meta:user-defined meta:name="Info 2"/>
    <meta:user-defined meta:name="Info 3"/>
    <meta:user-defined meta:name="Info 4"/>
  </office:meta>
</office:document-meta>
</file>